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25cm" fo:min-width="13.8cm" fo:padding-top="0.225cm" fo:padding-bottom="0.225cm" fo:padding-left="0.35cm" fo:padding-right="0.35cm" draw:shadow-opacity="0%"/>
    </style:style>
    <style:style style:name="gr2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25cm" fo:min-width="13.9cm" fo:padding-top="0.225cm" fo:padding-bottom="0.225cm" fo:padding-left="0.35cm" fo:padding-right="0.35cm" draw:shadow-opacity="0%"/>
    </style:style>
    <style:style style:name="gr3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8.15cm" fo:min-width="4.9cm" fo:padding-top="0.225cm" fo:padding-bottom="0.225cm" fo:padding-left="0.35cm" fo:padding-right="0.35cm" draw:shadow-opacity="0%"/>
    </style:style>
    <style:style style:name="gr4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4.15cm" fo:min-width="11.2cm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3.65cm" fo:min-width="13.9cm" fo:padding-top="0.225cm" fo:padding-bottom="0.225cm" fo:padding-left="0.35cm" fo:padding-right="0.35cm" draw:shadow-opacity="0%"/>
    </style:style>
    <style:style style:name="gr6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2.25cm" fo:min-width="11.212cm" fo:padding-top="0.225cm" fo:padding-bottom="0.225cm" fo:padding-left="0.35cm" fo:padding-right="0.35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869cm"/>
    </style:style>
    <style:style style:name="gr8" style:family="graphic" style:parent-style-name="standard">
      <style:graphic-properties draw:stroke="none" svg:stroke-color="#000000" draw:fill="none" draw:fill-color="#ffffff" fo:min-height="1.1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2cm"/>
    </style:style>
    <style:style style:name="gr12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2.25cm" fo:min-width="4.9cm" fo:padding-top="0.225cm" fo:padding-bottom="0.225cm" fo:padding-left="0.35cm" fo:padding-right="0.35cm" draw:shadow-opacity="0%"/>
    </style:style>
    <style:style style:name="gr13" style:family="graphic" style:parent-style-name="standard">
      <style:graphic-properties draw:stroke="none" svg:stroke-color="#000000" draw:fill="none" draw:fill-color="#ffffff" fo:min-height="1.55cm"/>
    </style:style>
    <style:style style:name="gr14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3.65cm" fo:min-width="16.8cm" fo:padding-top="0.225cm" fo:padding-bottom="0.225cm" fo:padding-left="0.35cm" fo:padding-right="0.35cm" draw:shadow-opacity="0%"/>
    </style:style>
    <style:style style:name="gr15" style:family="graphic" style:parent-style-name="standard">
      <style:graphic-properties svg:stroke-width="0.2cm" svg:stroke-color="#000000" draw:marker-start-width="0.8cm" draw:marker-end-width="0.8cm" draw:opacity="0%" draw:textarea-horizontal-align="justify" draw:textarea-vertical-align="middle" draw:auto-grow-height="false" fo:min-height="3.65cm" fo:min-width="16.9cm" fo:padding-top="0.225cm" fo:padding-bottom="0.225cm" fo:padding-left="0.35cm" fo:padding-right="0.35cm" draw:shadow-opacity="0%"/>
    </style:style>
    <style:style style:name="gr16" style:family="graphic" style:parent-style-name="objectwithoutfill">
      <style:graphic-properties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fo:font-size="36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18pt" style:font-weight-asian="bold" style:font-size-complex="18pt" style:font-weight-complex="600"/>
    </style:style>
    <style:style style:name="T2" style:family="text">
      <style:text-properties fo:font-size="24pt" fo:font-weight="bold" style:font-size-asian="18pt" style:font-weight-asian="bold" style:font-size-complex="18pt" style:font-weight-complex="600"/>
    </style:style>
    <style:style style:name="T3" style:family="text">
      <style:text-properties fo:font-size="36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5cm" svg:height="8.7cm" svg:x="5.5cm" svg:y="6.2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cm" svg:height="8.7cm" svg:x="5.4cm" svg:y="6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8.6cm" svg:x="8.1cm" svg:y="6.3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9cm" svg:height="4.6cm" svg:x="8.1cm" svg:y="6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6cm" svg:height="4.1cm" svg:x="5.4cm" svg:y="10.7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12cm" svg:height="2.7cm" svg:x="8.1cm" svg:y="3.5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cm" svg:height="1.119cm" svg:x="10.8cm" svg:y="1.7cm">
          <draw:text-box>
            <text:p><text:span text:style-name="T1">Classe Predita</text:span></text:p>
          </draw:text-box>
        </draw:frame>
        <draw:frame draw:style-name="gr8" draw:text-style-name="P2" draw:layer="layout" svg:width="7.7cm" svg:height="1.419cm" draw:transform="rotate (1.57899937427927) translate (3.363cm 14.43cm)">
          <draw:text-box>
            <text:p><text:span text:style-name="T1">Classe Verdadeira</text:span></text:p>
          </draw:text-box>
        </draw:frame>
        <draw:frame draw:style-name="gr9" draw:text-style-name="P3" draw:layer="layout" svg:width="1.256cm" svg:height="1.195cm" svg:x="6.2cm" svg:y="7.824cm">
          <draw:text-box>
            <text:p><text:span text:style-name="T2">-1</text:span></text:p>
          </draw:text-box>
        </draw:frame>
        <draw:frame draw:style-name="gr10" draw:text-style-name="P3" draw:layer="layout" svg:width="0.997cm" svg:height="1.195cm" svg:x="6.3cm" svg:y="12.319cm">
          <draw:text-box>
            <text:p><text:span text:style-name="T2">0</text:span></text:p>
          </draw:text-box>
        </draw:frame>
        <draw:frame draw:style-name="gr9" draw:text-style-name="P3" draw:layer="layout" svg:width="1.256cm" svg:height="1.195cm" svg:x="9.8cm" svg:y="4.224cm">
          <draw:text-box>
            <text:p><text:span text:style-name="T2">-1</text:span></text:p>
          </draw:text-box>
        </draw:frame>
        <draw:frame draw:style-name="gr11" draw:text-style-name="P3" draw:layer="layout" svg:width="1.112cm" svg:height="1.195cm" svg:x="16.5cm" svg:y="4.219cm">
          <draw:text-box>
            <text:p><text:span text:style-name="T2">0</text:span></text:p>
          </draw:text-box>
        </draw:frame>
        <draw:custom-shape draw:style-name="gr12" draw:text-style-name="P1" draw:layer="layout" svg:width="5.6cm" svg:height="2.7cm" svg:x="8.1cm" svg:y="3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6cm" svg:height="1.8cm" svg:x="9.7cm" svg:y="7.419cm">
          <draw:text-box>
            <text:p><text:span text:style-name="T3">a</text:span></text:p>
          </draw:text-box>
        </draw:frame>
        <draw:frame draw:style-name="gr13" draw:text-style-name="P4" draw:layer="layout" svg:width="2.6cm" svg:height="1.8cm" svg:x="15.4cm" svg:y="7.419cm">
          <draw:text-box>
            <text:p><text:span text:style-name="T3">b</text:span></text:p>
          </draw:text-box>
        </draw:frame>
        <draw:frame draw:style-name="gr13" draw:text-style-name="P4" draw:layer="layout" svg:width="2.6cm" svg:height="1.8cm" svg:x="9.7cm" svg:y="11.819cm">
          <draw:text-box>
            <text:p><text:span text:style-name="T3">d</text:span></text:p>
          </draw:text-box>
        </draw:frame>
        <draw:frame draw:style-name="gr13" draw:text-style-name="P4" draw:layer="layout" svg:width="2.6cm" svg:height="1.8cm" svg:x="15.6cm" svg:y="11.719cm">
          <draw:text-box>
            <text:p><text:span text:style-name="T3">e</text:span></text:p>
          </draw:text-box>
        </draw:frame>
        <draw:custom-shape draw:style-name="gr3" draw:text-style-name="P1" draw:layer="layout" svg:width="5.6cm" svg:height="8.6cm" svg:x="20.1cm" svg:y="6.31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065cm" svg:height="1.195cm" svg:x="21.8cm" svg:y="4.224cm">
          <draw:text-box>
            <text:p><text:span text:style-name="T2">1</text:span></text:p>
          </draw:text-box>
        </draw:frame>
        <draw:custom-shape draw:style-name="gr12" draw:text-style-name="P1" draw:layer="layout" svg:width="5.6cm" svg:height="2.7cm" svg:x="20.1cm" svg:y="3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6cm" svg:height="1.8cm" svg:x="21.7cm" svg:y="7.419cm">
          <draw:text-box>
            <text:p><text:span text:style-name="T3">c</text:span></text:p>
          </draw:text-box>
        </draw:frame>
        <draw:frame draw:style-name="gr13" draw:text-style-name="P4" draw:layer="layout" svg:width="2.6cm" svg:height="1.8cm" svg:x="21.7cm" svg:y="11.819cm">
          <draw:text-box>
            <text:p><text:span text:style-name="T3">f</text:span></text:p>
          </draw:text-box>
        </draw:frame>
        <draw:custom-shape draw:style-name="gr14" draw:text-style-name="P1" draw:layer="layout" svg:width="17.5cm" svg:height="4.1cm" svg:x="8.1cm" svg:y="10.7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6cm" svg:height="4.1cm" svg:x="5.4cm" svg:y="14.919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997cm" svg:height="1.195cm" svg:x="6.3cm" svg:y="16.519cm">
          <draw:text-box>
            <text:p><text:span text:style-name="T2">1</text:span></text:p>
          </draw:text-box>
        </draw:frame>
        <draw:frame draw:style-name="gr13" draw:text-style-name="P4" draw:layer="layout" svg:width="2.6cm" svg:height="1.8cm" svg:x="9.7cm" svg:y="16.019cm">
          <draw:text-box>
            <text:p><text:span text:style-name="T3">g</text:span></text:p>
          </draw:text-box>
        </draw:frame>
        <draw:frame draw:style-name="gr13" draw:text-style-name="P4" draw:layer="layout" svg:width="2.6cm" svg:height="1.8cm" svg:x="15.6cm" svg:y="15.919cm">
          <draw:text-box>
            <text:p><text:span text:style-name="T3">h</text:span></text:p>
          </draw:text-box>
        </draw:frame>
        <draw:frame draw:style-name="gr13" draw:text-style-name="P4" draw:layer="layout" svg:width="2.6cm" svg:height="1.8cm" svg:x="21.7cm" svg:y="16.019cm">
          <draw:text-box>
            <text:p><text:span text:style-name="T3">i</text:span></text:p>
          </draw:text-box>
        </draw:frame>
        <draw:custom-shape draw:style-name="gr15" draw:text-style-name="P1" draw:layer="layout" svg:width="17.6cm" svg:height="4.1cm" svg:x="8.1cm" svg:y="14.9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8.6cm" svg:x="8.1cm" svg:y="6.319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3.7cm" svg:y1="14.919cm" svg:x2="13.7cm" svg:y2="18.9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23:46:23.769256487</meta:creation-date>
    <dc:date>2017-09-15T22:03:42.975670284</dc:date>
    <meta:editing-duration>PT10M57S</meta:editing-duration>
    <meta:editing-cycles>2</meta:editing-cycles>
    <meta:generator>LibreOffice/5.2.2.2$Linux_X86_64 LibreOffice_project/20m0$Build-2</meta:generator>
    <meta:document-statistic meta:object-count="31"/>
  </office:meta>
</office:document-meta>
</file>